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style:text-underline-style="solid" style:text-underline-width="auto" style:text-underline-color="font-color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0pt" style:text-underline-style="none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4pt" style:text-underline-style="non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style:text-underline-style="non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ciones Practica 1b</text:p>
      <text:p text:style-name="P2"/>
      <text:p text:style-name="P3">5.3)<text:tab/>Array<text:tab/><text:tab/><text:tab/><text:tab/><text:tab/><text:tab/>Resultado</text:p>
      <text:p text:style-name="P3"><text:tab/>-1,-1,-1,-1...<text:tab/><text:tab/><text:tab/><text:tab/><text:tab/>-32</text:p>
      <text:p text:style-name="P3"><text:tab/>1,-2,1,-2...<text:tab/><text:tab/><text:tab/><text:tab/><text:tab/>-16</text:p>
      <text:p text:style-name="P3"><text:tab/>1,2,-3,-4,1,2,-3,-4...<text:tab/><text:tab/><text:tab/><text:tab/>-32</text:p>
      <text:p text:style-name="P3"><text:tab/>0x7fffffff, 0x7fffffff...<text:tab/><text:tab/><text:tab/>0x0f ffffffe0</text:p>
      <text:p text:style-name="P3"><text:tab/>0x80000000, 0x80000000, ...<text:tab/><text:tab/>0xfffffff0 00000000</text:p>
      <text:p text:style-name="P3"><text:tab/>0x04000000, 0x04000000, ...<text:tab/><text:tab/>0x00 80000000</text:p>
      <text:p text:style-name="P3"><text:tab/>0x08000000, 0x08000000, …<text:tab/><text:tab/>0x01 00000000</text:p>
      <text:p text:style-name="P3"><text:tab/>0xfbffffff, 0xfbffffff, …<text:tab/><text:tab/><text:tab/>0xffffffff 7fffffe0</text:p>
      <text:p text:style-name="P3"><text:tab/>0xf7ffffff, 0xf7ffffff, …<text:tab/><text:tab/><text:tab/>0xfffffffe ffffffe0</text:p>
      <text:p text:style-name="P3"/>
      <text:p text:style-name="P3"><text:tab/>0xf0000000, 0xe0000000, </text:p>
      <text:p text:style-name="P3"><text:tab/>0xe0000000, 0xd0000000, ...<text:tab/><text:tab/>0xfffffffc 00000000</text:p>
      <text:p text:style-name="P3"/>
      <text:p text:style-name="P3"/>
      <text:p text:style-name="P3">5.4)</text:p>
      <text:p text:style-name="P3"/>
      <text:p text:style-name="P3">Array<text:tab/><text:tab/><text:tab/><text:tab/><text:tab/><text:tab/>Resultado<text:tab/><text:tab/><text:tab/>Resto</text:p>
      <text:p text:style-name="P3">-1,-1,-1,-1...<text:tab/><text:tab/><text:tab/><text:tab/><text:tab/>-1<text:tab/><text:tab/><text:tab/><text:tab/>0</text:p>
      <text:p text:style-name="P3">1,-2,1,-2,...<text:tab/><text:tab/><text:tab/><text:tab/><text:tab/>0<text:tab/><text:tab/><text:tab/><text:tab/>-16</text:p>
      <text:p text:style-name="P3">1,2,-3,-4,1,2,-3,-4,...<text:tab/><text:tab/><text:tab/><text:tab/>-2<text:tab/><text:tab/><text:tab/><text:tab/>0</text:p>
      <text:p text:style-name="P3">0x7fffffff, 0x7fffffff...<text:tab/><text:tab/><text:tab/>0x7fffffff<text:tab/><text:tab/><text:tab/>0x00000000</text:p>
      <text:p text:style-name="P3">0x80000000, 0x80000000, ...<text:tab/><text:tab/>0x80000000<text:tab/><text:tab/>0x00000000</text:p>
      <text:p text:style-name="P3">0x04000000, 0x04000000, ...<text:tab/><text:tab/>0x04000000<text:tab/><text:tab/>0x00000000</text:p>
      <text:p text:style-name="P3">0x08000000, 0x08000000, …<text:tab/><text:tab/>0x08000000<text:tab/><text:tab/>0x00000000</text:p>
      <text:p text:style-name="P3">0xfbffffff, 0xfbffffff, …<text:tab/><text:tab/><text:tab/>0xfbffffff<text:tab/><text:tab/><text:tab/>0x00000000</text:p>
      <text:p text:style-name="P3">0xf7ffffff, 0xf7ffffff, …<text:tab/><text:tab/><text:tab/>0xf7ffffff<text:tab/><text:tab/><text:tab/>0x00000000</text:p>
      <text:p text:style-name="P3"/>
      <text:p text:style-name="P3">0xf0000000, 0xe0000000, </text:p>
      <text:p text:style-name="P3">0xe0000000, 0xd0000000, ...<text:tab/><text:tab/>0xe0000000<text:tab/><text:tab/>0x00000000</text:p>
      <text:p text:style-name="P3"><text:tab/></text:p>
      <text:p text:style-name="P3">-1,-1,-1,-1...<text:tab/><text:tab/><text:tab/><text:tab/><text:tab/>-1<text:tab/><text:tab/><text:tab/><text:tab/>0</text:p>
      <text:p text:style-name="P3">0,-1,-1,-1, …<text:tab/><text:tab/><text:tab/><text:tab/><text:tab/>0<text:tab/><text:tab/><text:tab/><text:tab/>-31</text:p>
      <text:p text:style-name="P3">0,-2,-1,-1,...<text:tab/><text:tab/><text:tab/><text:tab/><text:tab/>-1<text:tab/><text:tab/><text:tab/><text:tab/>0</text:p>
      <text:p text:style-name="P3">1,-2,-1,-1,...<text:tab/><text:tab/><text:tab/><text:tab/><text:tab/>0<text:tab/><text:tab/><text:tab/><text:tab/>-31</text:p>
      <text:p text:style-name="P3">63,-2,-1,-1,...<text:tab/><text:tab/><text:tab/><text:tab/><text:tab/>0<text:tab/><text:tab/><text:tab/><text:tab/>31</text:p>
      <text:p text:style-name="P3">64,-2,-1,-1,...<text:tab/><text:tab/><text:tab/><text:tab/><text:tab/>1<text:tab/><text:tab/><text:tab/><text:tab/>0</text:p>
      <text:p text:style-name="P3">95,-2,-1,-1,...<text:tab/><text:tab/><text:tab/><text:tab/><text:tab/>1<text:tab/><text:tab/><text:tab/><text:tab/>31</text:p>
      <text:p text:style-name="P3">0,-2,-1,-1,...<text:tab/><text:tab/><text:tab/><text:tab/><text:tab/>-1<text:tab/><text:tab/><text:tab/><text:tab/>0</text:p>
      <text:p text:style-name="P3">-31,-2,-1,-1,...<text:tab/><text:tab/><text:tab/><text:tab/><text:tab/>-1<text:tab/><text:tab/><text:tab/><text:tab/>-31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berto Moreno</meta:initial-creator>
    <meta:creation-date>2012-10-16T17:52:57</meta:creation-date>
    <dc:date>2012-10-27T13:22:07</dc:date>
    <dc:creator>Alberto Moreno</dc:creator>
    <meta:editing-duration>PT3H50M18S</meta:editing-duration>
    <meta:editing-cycles>6</meta:editing-cycles>
    <meta:generator>LibreOffice/3.3$Linux LibreOffice_project/330m19$Build-401</meta:generator>
    <meta:document-statistic meta:table-count="0" meta:image-count="0" meta:object-count="0" meta:page-count="1" meta:paragraph-count="37" meta:word-count="125" meta:character-count="1206"/>
  </office:meta>
</office:document-meta>
</file>